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MPM</text:p>
      <text:p text:style-name="P1"/>
      <text:p text:style-name="P1"/>
      <text:p text:style-name="P1"/>
      <text:p text:style-name="P2">I)<text:span text:style-name="T1">INTRO</text:span></text:p>
      <text:p text:style-name="P2">Notre projet est de faire une nouvelle version du site de l'association « PaintFusion », l'association organise des tournois de jeux-vidéo (notamment League Of Legend).</text:p>
      <text:p text:style-name="P2">Note but était de leurs faire un site proposant une interface pour la création <text:s/>et la gestion du tournoi .</text:p>
      <text:p text:style-name="P2">Au vu des objectifs fixés, nous avons choisi, et il a été accepté que l'on mène ce projet à quatre personnes.</text:p>
      <text:p text:style-name="P2"/>
      <text:p text:style-name="P2"/>
      <text:p text:style-name="P2">II)<text:span text:style-name="T1">LANGAGES</text:span></text:p>
      <text:p text:style-name="P2">Pour le site nous avons utilisé une base de donné avec MySQL, du PHP avec l’extension PDO et la librairie Jquery , du html5, <text:s/>css3, et quelques lignes de javascript.</text:p>
      <text:p text:style-name="P2">Tout le css est dans la dossier style.</text:p>
      <text:p text:style-name="P2"/>
      <text:p text:style-name="P2">III)<text:span text:style-name="T1">ADMINISTRATION</text:span></text:p>
      <text:p text:style-name="P2">Le dossier _admin regroupe tout les fichiers qui ne sont pas accessible à l'utilisateur qui n'est pas administrateur, cette vérification est faite par check_admin.php .</text:p>
      <text:p text:style-name="P2">Un tournois s'effectue en quatre phases : </text:p>
      <text:p text:style-name="P2">L'administrateur créé un tournoi</text:p>
      <text:p text:style-name="P2"><text:s/>_La création : <text:tab/>L'utilisateur pourra alors s'inscrire au tournoi.</text:p>
      <text:p text:style-name="P2"><text:tab/><text:tab/><text:tab/>L'administrateur à accès à cette liste.</text:p>
      <text:p text:style-name="P2"/>
      <text:p text:style-name="P2">_Le lancement :<text:tab/>L'utilisateur ne peut plus s'inscrire et se voit attribuer un équipe et son équipe reçoit une place dans l'arbre des matchs.</text:p>
      <text:p text:style-name="P2"><text:tab/><text:tab/><text:tab/>L'administrateur peut ajouter de fausses équipe si nessécaire</text:p>
      <text:p text:style-name="P2">Pendant le déroulement du tournoi l'administrateur doit créer le match puis désigner le vainqueur. Les équipe créées sont équilibrés en fonction du niveau des joueurs. </text:p>
      <text:p text:style-name="P2"/>
      <text:p text:style-name="P2">_L’arrêt :<text:tab/>L'utilisateur voit les compositions des équipes et l'arbre, désignant le vainqueur du tournoi, avec un message disant que les récompenses n'ont pas encore été distribuées.</text:p>
      <text:p text:style-name="P2"><text:tab/><text:tab/>L'administrateur n’interagit plus avec la base de donnée, il attend que les joueurs reçoivent les récompenses pour archiver le tournoi <text:s/></text:p>
      <text:p text:style-name="P2"/>
      <text:p text:style-name="P2">_L'archivage :<text:tab/>L'utilisateur et l'administrateur ne peuvent que <text:s/>consulter les résultats et les équipes participant au tournoi en question</text:p>
      <text:p text:style-name="P2"/>
      <text:p text:style-name="P2"><text:soft-page-break/>IV)<text:span text:style-name="T1">API</text:span></text:p>
      <text:p text:style-name="P2">Roit Games, qui développe League Of Legend, met à disposition interface de programation (API) qui nous permet d'interagir avec le jeu.</text:p>
      <text:p text:style-name="P2"/>
      <text:p text:style-name="P2">Nous avons utilisé cette API pour avoir des information, comme le niveau, le classement ou encore le classement du joueur.</text:p>
      <text:p text:style-name="P2"/>
      <text:p text:style-name="P2">Pour participer à un tournoi, le jeu demande un code d'identification que notre site est capable de délivrer a joueur grâce à cette API.</text:p>
      <text:p text:style-name="P2"/>
      <text:p text:style-name="P2">L'API nous permet aussi de proposer un visionnage en directe de la partie en cours.</text:p>
      <text:p text:style-name="P2"/>
      <text:p text:style-name="P2"/>
      <text:p text:style-name="P2">V)<text:span text:style-name="T1">INTERFACE UTILISATEUR</text:span></text:p>
      <text:p text:style-name="P2">Pour entrer sur le site l'utilisateur est obligé de si connecter, il a alors accès à la page d'accueil ou il y a le récapitulatif des différents tournois mais aussi à sa page de profil, ou est présent son pseudo pour le site, son pseudo dans le jeu,diverses informations récupérées par l'API, une description modifiable et trois selecteur ou le joueur peut choisir ses personnages favoris.</text:p>
      <text:p text:style-name="P2"/>
      <text:p text:style-name="P2">Chaque équipe de chaque tournoi à aussi une page à elle, elle se compose d'une brève description du chaque joueur avec ses personnages favoris et le poste qu'il aimerait occuper, la possibilité de changer le nom de l'équipe, et un chat qui est disponible que pour les membres de l'équip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23T21:13:07.55</meta:creation-date>
    <dc:date>2015-06-23T23:37:58.37</dc:date>
    <meta:editing-duration>PT52M47S</meta:editing-duration>
    <meta:editing-cycles>5</meta:editing-cycles>
    <meta:generator>OpenOffice/4.1.1$Win32 OpenOffice.org_project/411m6$Build-9775</meta:generator>
    <meta:document-statistic meta:table-count="0" meta:image-count="0" meta:object-count="0" meta:page-count="2" meta:paragraph-count="28" meta:word-count="482" meta:character-count="2999"/>
  </office:meta>
</office:document-meta>
</file>